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ru" fo:country="RU"/>
    </style:style>
    <style:style style:name="P2" style:family="paragraph" style:parent-style-name="Standard">
      <style:paragraph-properties fo:text-align="justify" style:justify-single-word="false"/>
      <style:text-properties fo:language="ru" fo:country="RU" fo:background-color="#ffff00"/>
    </style:style>
    <style:style style:name="P3" style:family="paragraph" style:parent-style-name="Standard">
      <style:paragraph-properties fo:text-align="start" style:justify-single-word="false"/>
      <style:text-properties fo:language="ru" fo:country="RU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Интеллектуальная беседа" излишне сложна и/или абстрактна, что делает ее не эффективной. Есть тенденция перехода к более простому и понятному языку в оф.структурах.</text:p>
      <text:p text:style-name="P1">Важно писать понятно, чтобы человек понимал чего <text:s/>вы от него хотите - это экономит его время, что положительно сказывается на результате письма.</text:p>
      <text:p text:style-name="P1">Совет: сначала описать действия ожидаемые от адресата, затем - три наиболее важные вещи, которые должен понять адресат, чтобы выполнить эти действия, проверка: стали бы вы сами действовать, окажись вы читателем данного письма.</text:p>
      <text:p text:style-name="P1">Небрежность, неграмотность и многословность неприемлемы.</text:p>
      <text:p text:style-name="P1">Адресат может не разбираться в сути вопроса, поэтому нужно понятно объяснить.</text:p>
      <text:p text:style-name="P1">Питер Друкер говорил, что в сутках не 24 часа, а 2-3, которые можно использовать продуктивно - разница между занятыми и успешными людьми в том, как они используют эти 2-3 часа.</text:p>
      <text:p text:style-name="P1">Действовать эффективно - значит расставлять приоритеты, концентрируя усилия на главных пунктах документа, речи или проекта.</text:p>
      <text:p text:style-name="P1">Не нужно перекладывать бумаги, нужно работать с документом один раз, отвечать на почту сразу или удалять ее.</text:p>
      <text:p text:style-name="P1">Не мямлить, говорить ясно и четко. Не ходить вокруг, да около.</text:p>
      <text:p text:style-name="P1"/>
      <text:p text:style-name="P5">Советы:</text:p>
      <text:p text:style-name="P1">1) Составляйте четкую структуру письма (определить цель, обозначить основные моменты, подчеркнуть и пронумеровать заголовки важных разделов, подвести итоги (резюме), написать заключение). Некоторые объемные документы начинают с резюме, которое принято называть "сводной информацией" или "кратким содержанием".</text:p>
      <text:p text:style-name="P1">2) Делайте короткие абзацы и короткие предложения, выбирайте короткие слова (писать "сейчас" вместо "в настоящий момент", "начать" вместо "инициировать", "применять" вместо "использовать").</text:p>
      <text:p text:style-name="P1">3) Пишите в действительном залоге и от первого лица (писать "Мы надеемся, что вы пришлете своего представителя" вместо "Желательно, чтобы вы прислали своего представителя").</text:p>
      <text:p text:style-name="P1">4) Избегайте абстрактных прилагательных и наречий (писать "Опоздал на один день" вместо "Немного отстает от графика"). Прилагательные и наречия есть заклишеванные и действенные (акцентируют внимание на важных моментах). Клише: очень хорошо, большой успех, чрезвычайно любезны, вполне заслуженно, совершенно точно, жизненно важно. Действенные: немедленно принято, крошечная прибавка, грубо отказано, влажное рукопожатие, короткая встреча, утомляющая речь, блестящая презентация, черный кофе, непонятные инструкции, ясные рекомендации.</text:p>
      <text:p text:style-name="P1">5) Пользуйтесь доступным для понимания языком (избегать технического и бизнес жаргона - писать "способности, умения" вместо "компетенции", "влиять" вместо "воздействовать").</text:p>
      <text:p text:style-name="P1">6) Будьте предельно конкретны (цифры вместо оценок).</text:p>
      <text:p text:style-name="P1">7) выбирайте верные выражения (отличать значения похожих слов - гарантийный и гарантированный, дипломатичный и дипломатический, исполнительный и исполнительский).</text:p>
      <text:p text:style-name="P1">8) Совершенствуйте текст (смысл, грамотность, помарки, оформление).</text:p>
      <text:p text:style-name="P1">9) Переходите к сути.</text:p>
      <text:p text:style-name="P1">10) Пишите просто и естественно - так, как вы говорите (без фамильярности, официально, но просто).</text:p>
      <text:p text:style-name="P1">11) Избегайте слов, без которых можно обойтись (писать "действовать" вместо "совершать действие", "хотя" вместо "несмотря на тот факт, что").</text:p>
      <text:p text:style-name="P1">12) Не пренебрегайте нормами литературного языка (просторечные слова часто режут слух, писать "как если бы" и "как будто" вместо "вроде", "как бы", "типа").</text:p>
      <text:p text:style-name="P1">13) Не пишите как адвокат или чиновник (возможно, в юридическом тексте это необходимо, в других же случаях умничание навредит).</text:p>
      <text:p text:style-name="P1">14) Помните о том, чего читатель не знает (нужно расшифровывать аббревиатуры или <text:soft-page-break/>неоднозначные символы (даты, единицы измерения) и давать определения терминам).</text:p>
      <text:p text:style-name="P1">15) Знаки препинания подобны дорожным знакам, должны быть там, где должны быть; лишних быть не должно.</text:p>
      <text:p text:style-name="P1">16) Лучше преуменьшить, чем преувеличить (за исключением, если это делается открыто).</text:p>
      <text:p text:style-name="P1">17) Писать так, чтобы не запутать читателя (например, избегать нескольких отрицаний, сокращать объем текста).</text:p>
      <text:p text:style-name="P1">18) Писать простым языком даже узкоспециализированные тексты (читателю с таким же или выше уровнем можно писать с использованием спец.терминов).</text:p>
      <text:p text:style-name="P1"/>
      <text:p text:style-name="P5">Советы при написании текста на ПК:</text:p>
      <text:p text:style-name="P1">1) Сначала пишите, потом форматируйте.</text:p>
      <text:p text:style-name="P1">2) Резервировать файлы, ставить автосохранения. Нумеровать страницы. Вставка/Дата и время.</text:p>
      <text:p text:style-name="P3">3) <text:s/>Создать удобную файловую систему. Аккуратнее с автозаменами (проверять текст). Консервативность в выборе шрифтов (использовать те, к-ые используют уважаемые издания, <text:span text:style-name="T1">Time, Sport Illustrated</text:span>). Для текста длиннее пары абзацев лучше использовать шрифт с прямым начертанием (курсив читается тяжелее), а шрифт с засечками удобнее в этом случае, чем рубленный. Использование одного шрифта для всего документа. Не перебарщивать с выделением (курсив, жирный, подчеркивание) - только в важных местах. Жирный используется для заголовков. Для выделения в тексте фрагментов лучше подойдет курсив. Выравнивание по левому краю лучше смотрится, чем по ширине.</text:p>
      <text:p text:style-name="P2">стр.51, последний абзац: "Забудьте о выравнивании по правому краю" (по смыслу имеется в виду выравнивание по ширине).</text:p>
      <text:p text:style-name="P3">4) Комп собирается по цели использования. Монитор можно купить подороже - его не придется часто модернизировать.</text:p>
      <text:p text:style-name="P3"/>
      <text:p text:style-name="P4">Написание эффективных электронных писем.</text:p>
      <text:p text:style-name="P3">1) Ясный и убедительный <text:span text:style-name="T2">заголовок</text:span> - т.к. др. внешних признаков закрытое эл.письмо не имеет. Это как заголовок статьи. У людей, получающих очень много писем, часто настроен фильтр по заголовкам. Избегать пометку "Срочно". При групповой рассылке по заголовку должно быть понятно - кого затрагивает данное письмо. Если по адресу отправителя не ясно, кто это, нужно указывать в заголовке, чтобы письмо не попало в спам. Хороший тон - снизу письма подпись с ФИО, должностью и контактами.</text:p>
      <text:p text:style-name="P3">2) Основная часть письма состоит из кратких тезисов, <text:span text:style-name="T2">чем короче, тем лучше</text:span>. Сразу переходить к сути. Постараться исключить половину - сразу будут бросаться в глаза главные моменты письма. Кратко и благозвучно, содержательно, емко и по существу.</text:p>
      <text:p text:style-name="P3">3) Не писать короткие письма, если по ним <text:span text:style-name="T2">нельзя понять контекст</text:span> (или получателю требуется искать доп.инфу или раннюю переписку). Например, писать "Вы получили мое сообщение о встрече 14-го? Вы сможете прийти?" вместо "Вы получили мое сообщение?".</text:p>
      <text:p text:style-name="P3">4) <text:span text:style-name="T2">Выбирайте верный тон</text:span>. Формальная / неформальная переписка. Смайлы, приветствие, обращение. Хороший тон - завершать письмо: спасибо, с уважением, с наилучшими пожеланиями, всего доброго. Не торопиться отсылать гневные письма. Если есть сомнения в ответе, нужно написать: мне нужно подумать, позвольте мне подумать, я напишу вам тогда-то. Не слать письма тем, если не уверенности, что оно им интересно, иначе оно будет воспринято, как спам. Аккуратно с кнопкой "Ответить всем". Ограничивать по размеру прикрепленные файлы. Располагать адресатов в алфавитном порядке (за исключением важных людей).</text:p>
      <text:p text:style-name="P3"/>
      <text:p text:style-name="P3"/>
      <text:p text:style-name="P3"/>
      <text:p text:style-name="P3"/>
      <text:p text:style-name="P3"/>
      <text:p text:style-name="P4"><text:soft-page-break/>Письма, бьющие в цель:</text:p>
      <text:p text:style-name="P3">1) Продумывать структуру документа - план понятный читателю. Помогают нумерованные списки.</text:p>
      <text:p text:style-name="P3">2) Заканчивайте призывом к действию - кем, что, когда должно быть сделано. Не дописывать само собой разумеющееся и очевидные вещи. Помогают выводы.</text:p>
      <text:p text:style-name="P3">3) Аккуратно с юмором (ирония, сарказм) и гневом.</text:p>
      <text:p text:style-name="P3"/>
      <text:p text:style-name="P3"><text:span text:style-name="T2">Деловое письмо</text:span>:</text:p>
      <text:p text:style-name="P3">1) Перепроверить имена и названия. Грамотность в целом.</text:p>
      <text:p text:style-name="P3">2) Продумать приветствие: Уважаемый/ая, имя-отчество, имя, должность (если уместно).</text:p>
      <text:p text:style-name="P3">3) Заголовок важен, особенно при длительной переписке.</text:p>
      <text:p text:style-name="P3">4) Излагать суть в первом же предложении. При ответах напоминать о сути переписке и инфе, чтобы не заставлять человека вспоминать или искать.</text:p>
      <text:p text:style-name="P3">5) Если нечего добавить, пора заканчивать письмо.</text:p>
      <text:p text:style-name="P3">6) Отказ в письме: писать понятно и напрямую, тактично и сочувствующе, предвидеть возражения и вопросы и ответить на них, если есть альтернативы - указать их.</text:p>
      <text:p text:style-name="P3">7) Порядок действий в письме с просьбой: что вы хотите, кто вы и почему это хотите, выражение признательности за будущее содействие.</text:p>
      <text:p text:style-name="P3"/>
      <text:p text:style-name="P3"><text:span text:style-name="T2">Рекомендации, которые убеждают</text:span>:</text:p>
      <text:p text:style-name="P3">1) Думайте о процессе как о продаже, а не презентации (на базе фактов выстроить логику и обосновать свою точку зрения, готовность <text:s/>к возможным вопросам, название должно быть интересным, сообщение почему это нужно слушателям).</text:p>
      <text:p text:style-name="P3">2) Скажите людям откуда и куда вы идете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5H20M41S</meta:editing-duration>
    <meta:editing-cycles>86</meta:editing-cycles>
    <meta:generator>OpenOffice/4.1.3$Win32 OpenOffice.org_project/413m1$Build-9783</meta:generator>
    <dc:date>2017-08-20T21:48:00.72</dc:date>
    <meta:document-statistic meta:table-count="0" meta:image-count="0" meta:object-count="0" meta:page-count="3" meta:paragraph-count="54" meta:word-count="1084" meta:character-count="7884"/>
    <meta:user-defined meta:name="Info 1"/>
    <meta:user-defined meta:name="Info 2"/>
    <meta:user-defined meta:name="Info 3"/>
    <meta:user-defined meta:name="Info 4"/>
  </office:meta>
</office:document-meta>
</file>